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81.276cm" style:use-optimal-column-width="false"/>
    </style:style>
    <style:style style:name="co2" style:family="table-column">
      <style:table-column-properties style:column-width="6.667cm" style:use-optimal-column-width="false"/>
    </style:style>
    <style:style style:name="co3" style:family="table-column">
      <style:table-column-properties style:column-width="150.975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margin-left="1.5cm" fo:margin-right="1.5cm" fo:margin-top="1.5cm" fo:margin-bottom="1.5cm" fo:text-align="center" fo:text-indent="0cm" style:text-autospace="none"/>
      <style:text-properties style:font-name="Tahoma" fo:font-size="180pt" fo:font-weight="bold" style:font-name-asian="Liberation Sans1" style:font-size-asian="180pt" style:font-weight-asian="bold" style:font-name-complex="Tahoma" style:font-size-complex="180pt" style:font-weight-complex="bold"/>
    </style:style>
    <style:style style:name="ce3" style:family="table-cell">
      <loext:graphic-properties draw:textarea-vertical-align="middle"/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38.917cm" svg:height="161.7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حسین آج ہے تنہا، حبیب آجاؤ</text:span><text:span text:style-name="T1"><text:line-break/></text:span><text:span text:style-name="T1">كڑا ہے وقت خداىا حبیب آجاؤ</text:span></text:p>
              </table:table-cell>
              <table:table-cell table:style-name="ce2"/>
              <table:table-cell table:style-name="ce3">
                <text:p text:style-name="P2"><text:span text:style-name="T2">Hussain aaj hai tanha, Habib aajao</text:span><text:span text:style-name="T2"><text:line-break/></text:span><text:span text:style-name="T2">Kara hai waqt khudaya Habib aajao</text:span></text:p>
              </table:table-cell>
            </table:table-row>
            <table:table-row table:style-name="ro2" table:default-cell-style-name="ce3">
              <table:table-cell table:style-name="ce4">
                <text:p text:style-name="P3"><text:span text:style-name="T3">یہ کربلا ہے یہاں دوست کی ضرورت ہے</text:span><text:span text:style-name="T3"><text:line-break/></text:span><text:span text:style-name="T3">یہاں تو مجھ سے بھی پہلے تیری شہادت ہے</text:span><text:span text:style-name="T3"><text:line-break/></text:span><text:span text:style-name="T3">نہیں ہے کوئی ہمارا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Ye Karbala hai yahan dost ki zarurat hai</text:span><text:span text:style-name="T2"><text:line-break/></text:span><text:span text:style-name="T2">Yahan to mujh se bhi pehle teri shahadat hai</text:span><text:span text:style-name="T2"><text:line-break/></text:span><text:span text:style-name="T2">Nahin hai koi humara</text:span></text:p>
              </table:table-cell>
            </table:table-row>
            <table:table-row table:style-name="ro2" table:default-cell-style-name="ce3">
              <table:table-cell table:style-name="ce4">
                <text:p text:style-name="P3"><text:span text:style-name="T3">میری نگاہ میں اب کربلا کا مقتل ہے</text:span><text:span text:style-name="T3"><text:line-break/></text:span><text:span text:style-name="T3">حسینی باندھ کی فہرست نامکمل ہے</text:span><text:span text:style-name="T3"><text:line-break/></text:span><text:span text:style-name="T3">ہے ساتھ اب میرا کنبہ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Meri nigah mein ab Karbala ka maqtal hai</text:span><text:span text:style-name="T2"><text:line-break/></text:span><text:span text:style-name="T2">Hussaini baandh ki fehrist na mukammal hai</text:span><text:span text:style-name="T2"><text:line-break/></text:span><text:span text:style-name="T2">Hai saath ab mera kunba</text:span></text:p>
              </table:table-cell>
            </table:table-row>
            <table:table-row table:style-name="ro2" table:default-cell-style-name="ce3">
              <table:table-cell table:style-name="ce4">
                <text:p text:style-name="P3"><text:span text:style-name="T3">تمہیں حسین کے حق میں جہاد کرنا ہے</text:span><text:span text:style-name="T3"><text:line-break/></text:span><text:span text:style-name="T3">کیا تھا وعدہ جو بچپن میں یاد کرنا ہے</text:span><text:span text:style-name="T3"><text:line-break/></text:span><text:span text:style-name="T3">یہی ہے فرض تمہارا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Tumhe Hussain ke haq mein jihaad karna hai</text:span><text:span text:style-name="T2"><text:line-break/></text:span><text:span text:style-name="T2">Kiya tha waada jo bachpan mein yaad karna hai</text:span><text:span text:style-name="T2"><text:line-break/></text:span><text:span text:style-name="T2">Yehi hai farz tumhara</text:span></text:p>
              </table:table-cell>
            </table:table-row>
            <table:table-row table:style-name="ro2" table:default-cell-style-name="ce3">
              <table:table-cell table:style-name="ce4">
                <text:p text:style-name="P3"><text:span text:style-name="T3">وطن سے دور ہوں مجھ پر ہوئے ہیں ہائے غضب</text:span><text:span text:style-name="T3"><text:line-break/></text:span><text:span text:style-name="T3">میں حج کو عمرہ میں تبدیل کر چکا ہوں اب</text:span><text:span text:style-name="T3"><text:line-break/></text:span><text:span text:style-name="T3">بدل گیا ہے زمانہ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Watan se door hoon mujh par hue hain haaye gazab</text:span><text:span text:style-name="T2"><text:line-break/></text:span><text:span text:style-name="T2">Main Hajj ko Umrah mein tabdeel kar chuka hoon ab</text:span><text:span text:style-name="T2"><text:line-break/></text:span><text:span text:style-name="T2">Badal gaya hai zamana</text:span></text:p>
              </table:table-cell>
            </table:table-row>
            <table:table-row table:style-name="ro2" table:default-cell-style-name="ce3">
              <table:table-cell table:style-name="ce4">
                <text:p text:style-name="P3"><text:span text:style-name="T3">محب حسین نے حسرت سے چار سُو دیکھا</text:span><text:span text:style-name="T3"><text:line-break/></text:span><text:span text:style-name="T3">زمینِ کربوبلا کو لہو لہو دیکھا</text:span><text:span text:style-name="T3"><text:line-break/></text:span><text:span text:style-name="T3">لکھا یہ آخری فطرہ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Muhib Hussain ne hasrat se chaar soo dekha</text:span><text:span text:style-name="T2"><text:line-break/></text:span><text:span text:style-name="T2">Zameen-e-Karbobala ko lahu lahu dekha</text:span><text:span text:style-name="T2"><text:line-break/></text:span><text:span text:style-name="T2">Likha ye aakhri fitr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38.92cm" fo:page-height="161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2:08:29.537886700</dc:date>
    <meta:editing-duration>PT1H27M52S</meta:editing-duration>
    <meta:editing-cycles>24</meta:editing-cycles>
    <meta:generator>LibreOffice/25.2.4.3$Windows_X86_64 LibreOffice_project/33e196637044ead23f5c3226cde09b47731f7e27</meta:generator>
    <meta:document-statistic meta:object-count="1"/>
  </office:meta>
</office:document-meta>
</file>